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ext_20_body">
      <style:text-properties fo:language="sk" fo:country="SK"/>
    </style:style>
    <style:style style:name="P5" style:family="paragraph" style:parent-style-name="Standard" style:master-page-name="First_20_Page">
      <style:paragraph-properties style:page-number="auto"/>
      <style:text-properties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íloha</text:span> F: <text:span text:style-name="T1">IIT.SRC 2008</text:span></text:p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/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20:00:29</dc:date>
    <meta:editing-cycles>5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6" meta:character-count="32"/>
  </office:meta>
</office:document-meta>
</file>